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Fragment.getParameterValues( ControlBeanContext context , Method method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Fragment.Jdbc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Fragment.getArrayParameterValues( ControlBeanContext context , Method method , Object [ ] args , int paramArray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